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E000002237D2B8FC929F2EC9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drawing>
      <draw:page draw:name="page1" draw:style-name="dp1" draw:master-page-name="Default">
        <draw:frame draw:name="Picture 6" draw:style-name="gr1" draw:text-style-name="P1" draw:layer="layout" svg:width="16.959cm" svg:height="11.862cm" svg:x="2.075cm" svg:y="1.762cm">
          <draw:image xlink:href="Pictures/100000000000030E000002237D2B8FC929F2EC96.jpg" xlink:type="simple" xlink:show="embed" xlink:actuate="onLoad">
            <text:p/>
          </draw:image>
          <svg:desc>f04-27-9780124077263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6T21:31:14.980439706</meta:creation-date>
    <dc:date>2017-11-26T21:34:35.809345837</dc:date>
    <meta:editing-duration>PT3M20S</meta:editing-duration>
    <meta:editing-cycles>1</meta:editing-cycles>
    <meta:document-statistic meta:object-count="1"/>
    <meta:generator>LibreOffice/5.1.6.2$Linux_X86_64 LibreOffice_project/10m0$Build-2</meta:generator>
  </office:meta>
</office:document-meta>
</file>